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2000000B23D756E05.png" manifest:media-type="image/png"/>
  <manifest:file-entry manifest:full-path="Pictures/10000001000000B2000000B2E638786B.png" manifest:media-type="image/png"/>
  <manifest:file-entry manifest:full-path="Pictures/10000001000000B2000000B2C4875776.png" manifest:media-type="image/png"/>
  <manifest:file-entry manifest:full-path="Pictures/10000001000000510000003937665746.png" manifest:media-type="image/png"/>
  <manifest:file-entry manifest:full-path="Pictures/10006F500000126000001260BC6251F9.svg" manifest:media-type="image/svg+xml"/>
  <manifest:file-entry manifest:full-path="Pictures/100003D80000085F000005D87AC636AC.svg" manifest:media-type="image/svg+xml"/>
  <manifest:file-entry manifest:full-path="Pictures/10006F540000126000001260A9DA36F4.svg" manifest:media-type="image/svg+xml"/>
  <manifest:file-entry manifest:full-path="Pictures/10006F540000126000001260AF667437.svg" manifest:media-type="image/svg+xml"/>
  <manifest:file-entry manifest:full-path="Pictures/10000001000000B2000000B2485863AB.png" manifest:media-type="image/png"/>
  <manifest:file-entry manifest:full-path="Pictures/10001B7A0000126000001260475A589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1.281cm" fo:min-width="3.301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75cm" fo:min-width="3.3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start="Arrow" draw:marker-start-width="0.3cm" draw:marker-end="Arrow" draw:marker-end-width="0.3cm" draw:fill="solid" draw:fill-color="#99ccff" draw:textarea-vertical-align="middle" loext:decorative="false"/>
    </style:style>
    <style:style style:name="gr6" style:family="graphic" style:parent-style-name="standard">
      <style:graphic-properties svg:stroke-width="0.2cm" svg:stroke-color="#000000" draw:marker-start-width="0.5cm" draw:marker-end-width="0.5cm" draw:fill="none" loext:fill-use-slide-background="false" draw:textarea-horizontal-align="justify" draw:textarea-vertical-align="middle" draw:auto-grow-height="false" fo:min-height="6.65cm" fo:min-width="25.3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6cm" loext:decorative="false"/>
      <style:paragraph-properties style:writing-mode="lr-tb"/>
    </style:style>
    <style:style style:name="gr8" style:family="graphic" style:parent-style-name="standard">
      <style:graphic-properties svg:stroke-width="0.2cm" svg:stroke-color="#000000" draw:marker-start-width="0.5cm" draw:marker-end-width="0.5cm" draw:fill="solid" draw:fill-color="#ffffff" loext:fill-use-slide-background="false" draw:textarea-horizontal-align="justify" draw:textarea-vertical-align="middle" draw:auto-grow-height="false" fo:min-height="1.55cm" fo:min-width="3.76cm" fo:padding-top="0.225cm" fo:padding-bottom="0.225cm" fo:padding-left="0.35cm" fo:padding-right="0.35cm" loext:decorative="false"/>
    </style:style>
    <style:style style:name="gr9" style:family="graphic" style:parent-style-name="objectwithoutfill">
      <style:graphic-properties svg:stroke-width="0.2cm" svg:stroke-color="#000000" draw:marker-start-width="0.5cm" draw:marker-end="Arrow" draw:marker-end-width="0.6cm" draw:fill="none" draw:textarea-horizontal-align="center" draw:textarea-vertical-align="bottom" fo:padding-top="0.225cm" fo:padding-bottom="0.225cm" fo:padding-left="0.35cm" fo:padding-right="0.3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2cm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>
      <style:graphic-properties draw:stroke="solid" draw:stroke-dash="Ultrafine_20_Dashed" svg:stroke-width="0.2cm" svg:stroke-color="#000000" draw:marker-start-width="0.5cm" draw:marker-end-width="0.5cm" draw:fill="none" draw:fill-color="#ffffff" loext:fill-use-slide-background="false" draw:textarea-horizontal-align="justify" draw:textarea-vertical-align="middle" draw:auto-grow-height="false" fo:min-height="5.45cm" fo:min-width="5.1cm" fo:padding-top="0.225cm" fo:padding-bottom="0.225cm" fo:padding-left="0.35cm" fo:padding-right="0.3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>
      <style:graphic-properties loext:decorative="false"/>
    </style:style>
    <style:style style:name="gr17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8" style:family="graphic" style:parent-style-name="standard">
      <style:graphic-properties draw:stroke="solid" draw:stroke-dash="Ultrafine_20_Dashed" svg:stroke-width="0.2cm" svg:stroke-color="#000000" draw:marker-start-width="0.5cm" draw:marker-end-width="0.5cm" draw:fill="none" draw:fill-color="#ffffff" loext:fill-use-slide-background="false" draw:textarea-horizontal-align="justify" draw:textarea-vertical-align="middle" draw:auto-grow-height="false" fo:min-height="5.45cm" fo:min-width="5.1cm" fo:padding-top="0.225cm" fo:padding-bottom="0.225cm" fo:padding-left="0.35cm" fo:padding-right="0.3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tyle="italic"/>
    </style:style>
    <style:style style:name="P3" style:family="paragraph">
      <loext:graphic-properties draw:fill="solid" draw:fill-color="#000000"/>
      <style:paragraph-properties fo:text-align="center" style:writing-mode="lr-tb"/>
      <style:text-properties fo:font-style="italic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99ccff"/>
      <style:paragraph-properties fo:text-align="center"/>
      <style:text-properties fo:font-style="italic"/>
    </style:style>
    <style:style style:name="P6" style:family="paragraph">
      <loext:graphic-properties draw:fill="none"/>
      <style:paragraph-properties fo:text-align="center"/>
      <style:text-properties fo:font-style="italic"/>
    </style:style>
    <style:style style:name="P7" style:family="paragraph">
      <loext:graphic-properties draw:fill="none" draw:fill-color="#ffffff"/>
      <style:text-properties fo:font-style="italic"/>
    </style:style>
    <style:style style:name="P8" style:family="paragraph">
      <loext:graphic-properties draw:fill="solid" draw:fill-color="#ffffff"/>
      <style:paragraph-properties fo:text-align="center"/>
      <style:text-properties fo:font-style="italic"/>
    </style:style>
    <style:style style:name="P9" style:family="paragraph">
      <loext:graphic-properties draw:fill="none"/>
      <style:paragraph-properties fo:text-align="start"/>
      <style:text-properties fo:font-style="italic"/>
    </style:style>
    <style:style style:name="P10" style:family="paragraph">
      <loext:graphic-properties draw:fill="none" draw:fill-color="#ffffff"/>
      <style:paragraph-properties fo:text-align="center"/>
      <style:text-properties fo:font-style="italic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tyle="italic"/>
    </style:style>
    <style:style style:name="T1" style:family="text">
      <style:text-properties fo:font-style="italic"/>
    </style:style>
    <style:style style:name="T2" style:family="text">
      <style:text-properties style:font-name="Montserrat" fo:font-style="italic" style:font-name-asian="Montserrat" style:font-name-complex="Montserrat"/>
    </style:style>
    <style:style style:name="T3" style:family="text">
      <style:text-properties style:font-name="Liberation Sans" fo:font-style="italic" style:font-name-asian="Montserrat" style:font-name-complex="Montserra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Clock" draw:style-name="gr1" draw:text-style-name="P1" draw:layer="layout" svg:width="5cm" svg:height="5cm" svg:x="3cm" svg:y="8cm">
          <draw:image xlink:href="Pictures/10001B7A0000126000001260475A589B.svg" xlink:type="simple" xlink:show="embed" xlink:actuate="onLoad" draw:mime-type="image/svg+xml">
            <text:p/>
          </draw:image>
          <draw:image xlink:href="Pictures/10000001000000B2000000B2485863AB.png" xlink:type="simple" xlink:show="embed" xlink:actuate="onLoad" draw:mime-type="image/png"/>
        </draw:frame>
        <draw:custom-shape draw:style-name="gr2" draw:text-style-name="P3" xml:id="id3" draw:id="id3" draw:layer="layout" svg:width="3.8cm" svg:height="2.9cm" svg:x="22.2cm" svg:y="9.05cm">
          <text:p text:style-name="P2"><text:span text:style-name="T1">Persistent Memory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1" xml:id="id1" draw:id="id1" draw:layer="layout" svg:width="4cm" svg:height="2.792cm" svg:x="10.9cm" svg:y="9.104cm">
          <draw:image xlink:href="Pictures/100003D80000085F000005D87AC636AC.svg" xlink:type="simple" xlink:show="embed" xlink:actuate="onLoad" draw:mime-type="image/svg+xml">
            <text:p text:style-name="P4"><text:s/>Camera</text:p>
          </draw:image>
          <draw:image xlink:href="Pictures/10000001000000510000003937665746.png" xlink:type="simple" xlink:show="embed" xlink:actuate="onLoad" draw:mime-type="image/png"/>
        </draw:frame>
        <draw:custom-shape draw:style-name="gr4" draw:text-style-name="P3" xml:id="id2" draw:id="id2" draw:layer="layout" svg:width="3.8cm" svg:height="2cm" svg:x="16.6cm" svg:y="9.5cm">
          <text:p text:style-name="P2"><text:span text:style-name="T2">μ</text:span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4.9cm" svg:y1="10.5cm" svg:x2="16.6cm" svg:y2="10.5cm" draw:start-shape="id1" draw:start-glue-point="1" draw:end-shape="id2" draw:end-glue-point="3" svg:d="M14900 10500h1700" svg:viewBox="0 0 1701 1">
          <text:p/>
        </draw:connector>
        <draw:connector draw:style-name="gr5" draw:text-style-name="P5" draw:layer="layout" draw:type="line" svg:x1="20.4cm" svg:y1="10.5cm" svg:x2="22.2cm" svg:y2="10.5cm" draw:start-shape="id2" draw:start-glue-point="1" draw:end-shape="id3" draw:end-glue-point="6" svg:d="M20400 10500h1800" svg:viewBox="0 0 1801 1">
          <text:p/>
        </draw:connector>
        <draw:custom-shape draw:style-name="gr6" draw:text-style-name="P6" draw:layer="layout" svg:width="26cm" svg:height="7.1cm" svg:x="1.9cm" svg:y="6.9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596cm" svg:height="0.962cm" svg:x="3.304cm" svg:y="13cm">
          <draw:text-box>
            <text:p><text:span text:style-name="T1">External Clock</text:span></text:p>
          </draw:text-box>
        </draw:frame>
      </draw:page>
      <draw:page draw:name="page2" draw:style-name="dp1" draw:master-page-name="Default">
        <draw:custom-shape draw:style-name="gr8" draw:text-style-name="P8" draw:layer="layout" svg:width="5.097cm" svg:height="4cm" svg:x="13.9cm" svg:y="4.8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8" draw:text-style-name="P8" draw:layer="layout" svg:width="5.097cm" svg:height="4cm" svg:x="13.9cm" svg:y="13.897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9" draw:text-style-name="P9" draw:layer="layout" svg:x1="2cm" svg:y1="1.9cm" svg:x2="2cm" svg:y2="18.9cm">
          <text:p/>
        </draw:line>
        <draw:frame draw:style-name="gr10" draw:text-style-name="P7" draw:layer="layout" svg:width="1.702cm" svg:height="0.962cm" svg:x="2cm" svg:y="18.538cm">
          <draw:text-box>
            <text:p><text:span text:style-name="T1">time</text:span></text:p>
          </draw:text-box>
        </draw:frame>
        <draw:frame draw:style-name="gr1" draw:text-style-name="P1" draw:layer="layout" svg:width="4.103cm" svg:height="4.103cm" svg:x="4.838cm" svg:y="13.897cm">
          <draw:image xlink:href="Pictures/10006F540000126000001260AF667437.svg" xlink:type="simple" xlink:show="embed" xlink:actuate="onLoad" draw:mime-type="image/svg+xml">
            <text:p/>
          </draw:image>
          <draw:image xlink:href="Pictures/10000001000000B2000000B2C4875776.png" xlink:type="simple" xlink:show="embed" xlink:actuate="onLoad" draw:mime-type="image/png"/>
        </draw:frame>
        <draw:frame draw:style-name="gr1" draw:text-style-name="P1" draw:layer="layout" svg:width="3.903cm" svg:height="3.903cm" svg:x="4.947cm" svg:y="9.497cm">
          <draw:image xlink:href="Pictures/10006F500000126000001260BC6251F9.svg" xlink:type="simple" xlink:show="embed" xlink:actuate="onLoad" draw:mime-type="image/svg+xml">
            <text:p/>
          </draw:image>
          <draw:image xlink:href="Pictures/10000001000000B2000000B2E638786B.png" xlink:type="simple" xlink:show="embed" xlink:actuate="onLoad" draw:mime-type="image/png"/>
        </draw:frame>
        <draw:frame draw:style-name="gr1" draw:text-style-name="P1" draw:layer="layout" svg:width="4cm" svg:height="4cm" svg:x="4.897cm" svg:y="4.997cm">
          <draw:image xlink:href="Pictures/10006F540000126000001260A9DA36F4.svg" xlink:type="simple" xlink:show="embed" xlink:actuate="onLoad" draw:mime-type="image/svg+xml">
            <text:p/>
          </draw:image>
          <draw:image xlink:href="Pictures/10000001000000B2000000B23D756E05.png" xlink:type="simple" xlink:show="embed" xlink:actuate="onLoad" draw:mime-type="image/png"/>
        </draw:frame>
        <draw:g draw:style-name="gr11">
          <draw:g draw:style-name="gr11">
            <draw:frame draw:style-name="gr12" draw:text-style-name="P1" draw:layer="layout" svg:width="4.003cm" svg:height="4.003cm" svg:x="21.916cm" svg:y="14.197cm">
              <draw:image xlink:href="Pictures/10006F540000126000001260AF667437.svg" xlink:type="simple" xlink:show="embed" xlink:actuate="onLoad" draw:mime-type="image/svg+xml">
                <text:p/>
              </draw:image>
              <draw:image xlink:href="Pictures/10000001000000B2000000B2C4875776.png" xlink:type="simple" xlink:show="embed" xlink:actuate="onLoad" draw:mime-type="image/png"/>
            </draw:frame>
            <draw:custom-shape draw:style-name="gr13" draw:text-style-name="P10" draw:layer="layout" svg:width="5.8cm" svg:height="5.9cm" svg:x="21.019cm" svg:y="13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1" draw:layer="layout" svg:width="2.619cm" svg:height="0.962cm" svg:x="21cm" svg:y="13.2cm">
            <draw:text-box>
              <text:p>frame x</text:p>
            </draw:text-box>
          </draw:frame>
        </draw:g>
        <draw:frame draw:style-name="gr15" draw:text-style-name="P4" draw:layer="layout" svg:width="2.142cm" svg:height="1.495cm" svg:x="11.1cm" svg:y="6.2cm">
          <draw:image xlink:href="Pictures/100003D80000085F000005D87AC636AC.svg" xlink:type="simple" xlink:show="embed" xlink:actuate="onLoad" draw:mime-type="image/svg+xml">
            <text:p/>
          </draw:image>
          <draw:image xlink:href="Pictures/10000001000000510000003937665746.png" xlink:type="simple" xlink:show="embed" xlink:actuate="onLoad" draw:mime-type="image/png"/>
        </draw:frame>
        <draw:frame draw:style-name="gr15" draw:text-style-name="P4" draw:layer="layout" svg:width="2.142cm" svg:height="1.495cm" svg:x="11.1cm" svg:y="15.105cm">
          <draw:image xlink:href="Pictures/100003D80000085F000005D87AC636AC.svg" xlink:type="simple" xlink:show="embed" xlink:actuate="onLoad" draw:mime-type="image/svg+xml">
            <text:p/>
          </draw:image>
          <draw:image xlink:href="Pictures/10000001000000510000003937665746.png" xlink:type="simple" xlink:show="embed" xlink:actuate="onLoad" draw:mime-type="image/png"/>
        </draw:frame>
        <draw:g draw:style-name="gr16">
          <draw:line draw:style-name="gr17" draw:text-style-name="P1" draw:layer="layout" svg:x1="15.1cm" svg:y1="10.6cm" svg:x2="16.4cm" svg:y2="11.9cm">
            <text:p/>
          </draw:line>
          <draw:line draw:style-name="gr17" draw:text-style-name="P1" draw:layer="layout" svg:x1="16.4cm" svg:y1="10.6cm" svg:x2="15.1cm" svg:y2="11.9cm">
            <text:p/>
          </draw:line>
        </draw:g>
        <draw:polyline draw:style-name="gr17" draw:text-style-name="P1" draw:layer="layout" svg:width="0.565cm" svg:height="1.13cm" draw:transform="rotate (-0.785398163397448) translate (16.2cm 6.1cm)" svg:viewBox="0 0 566 1131" draw:points="0,1131 566,1131 566,0">
          <text:p/>
        </draw:polyline>
        <draw:polyline draw:style-name="gr17" draw:text-style-name="P1" draw:layer="layout" svg:width="0.565cm" svg:height="1.13cm" draw:transform="rotate (-0.785398163397448) translate (16.2cm 15.1cm)" svg:viewBox="0 0 566 1131" draw:points="0,1131 566,1131 566,0">
          <text:p/>
        </draw:polyline>
        <draw:g draw:style-name="gr11">
          <draw:g draw:style-name="gr11">
            <draw:frame draw:style-name="gr1" draw:text-style-name="P1" draw:layer="layout" svg:width="4.003cm" svg:height="4.003cm" svg:x="21.907cm" svg:y="4.8cm">
              <draw:image xlink:href="Pictures/10006F540000126000001260A9DA36F4.svg" xlink:type="simple" xlink:show="embed" xlink:actuate="onLoad" draw:mime-type="image/svg+xml">
                <text:p/>
              </draw:image>
              <draw:image xlink:href="Pictures/10000001000000B2000000B23D756E05.png" xlink:type="simple" xlink:show="embed" xlink:actuate="onLoad" draw:mime-type="image/png"/>
            </draw:frame>
            <draw:custom-shape draw:style-name="gr18" draw:text-style-name="P12" draw:layer="layout" svg:width="5.8cm" svg:height="5.9cm" svg:x="21.007cm" svg:y="3.9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9" draw:text-style-name="P11" draw:layer="layout" svg:width="3.607cm" svg:height="0.962cm" svg:x="21cm" svg:y="3.9cm">
            <draw:text-box>
              <text:p>frame (x-1)</text:p>
            </draw:text-box>
          </draw:frame>
        </draw:g>
        <draw:frame draw:style-name="gr19" draw:text-style-name="P11" draw:layer="layout" svg:width="4.596cm" svg:height="0.962cm" svg:x="4.404cm" svg:y="2.4cm">
          <draw:text-box>
            <text:p>External Clock</text:p>
          </draw:text-box>
        </draw:frame>
        <draw:frame draw:style-name="gr19" draw:text-style-name="P11" draw:layer="layout" svg:width="7.701cm" svg:height="0.962cm" svg:x="20.204cm" svg:y="2.4cm">
          <draw:text-box>
            <text:p>Frames saved to Memory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Ultrafine_20_Dashed" draw:display-name="Ultrafine Dashed" draw:style="rect" draw:dots1="1" draw:dots1-length="0.2cm" draw:dots2="1" draw:dots2-length="0.05cm" draw:distance="0.05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000000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/>
      <style:text-properties fo:color="#000000" loext:opacity="100%"/>
    </style:style>
    <style:style style:name="Text" style:family="graphic">
      <style:graphic-properties draw:stroke="solid" svg:stroke-color="#000000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svg:stroke-width="0.2cm" draw:marker-start-width="0.5cm" draw:marker-end-width="0.5cm"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width="0.2cm" svg:stroke-color="#000000" draw:marker-start-width="0.5cm" draw:marker-end-width="0.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8T00:04:58.027675814</meta:creation-date>
    <dc:date>2025-04-08T11:50:05.563832352</dc:date>
    <meta:editing-duration>PT11H1M46S</meta:editing-duration>
    <meta:editing-cycles>44</meta:editing-cycles>
    <meta:generator>LibreOffice/25.2.0.3$Linux_X86_64 LibreOffice_project/520$Build-3</meta:generator>
    <meta:document-statistic meta:object-count="34"/>
  </office:meta>
</office:document-meta>
</file>